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Préparez et envoyez-moi un cahier des charges de 3 à 5 pages comportant les articulations suivantes :<text:line-break/><text:line-break/><text:span text:style-name="T1">1- Contexte et cadre du travail :</text:span><text:line-break/>il s'agit de présenter sommairement les motivations du choix de ce thème, la présentation du site d'application (Adorsis), les travaux éventuels déjà effectués sur le plan scientifique et au sein d'Adorsis en rapport avec votre thématique (essayer de voir si possible quelques mémoires faits dans votre entreprise et relatif à votre sujet) ;<text:line-break/><text:line-break/><text:span text:style-name="T1">2- problématique :</text:span><text:line-break/>il s'agit de présenter sommairement quels sont les problèmes aux quels est confrontée votre structure et dont vous voulez apporter une contribution à la solution. Le problème doit se situer sur l'un et l'autre des aspects suivants : (a) scientifique/Recherche et (b) social ;<text:line-break/><text:line-break/><text:span text:style-name="T1">3- Résultats attendus :</text:span><text:line-break/>Qu'est ce que vous êtes supposé accomplir ou produire comme délivrable à la fin de votre stage ? Il s'agit de présenter ce que<text:line-break/>vous laisserez à l'entreprise (Adorsis) une fois le mémoire terminé.<text:line-break/><text:line-break/><text:span text:style-name="T1">4- Méthodologie :</text:span><text:line-break/>Comment comptez-vous procéder pour atteindre les résultats escomptés ? Quelle approche/démarche méthodologique comptez-vous utiliser ? Il s'agit de présenter les grandes étapes de votre démarche méthodologique. Vous commencerez par faire quoi ? et ensuite quoi ? et ensuite quoi ?,...<text:line-break/><text:line-break/><text:span text:style-name="T1">5- Outils/matériels et logiciels :</text:span><text:line-break/>Quels instruments aurez-vous besoin pour mener à bien votre étude ? Pour chaque outil/matériel ou logiciel choisi, présenter au moins deux autres qui font la même chose et justifiez votre choix  dans la réalisation de votre travail. <text:line-break/><text:line-break/><text:span text:style-name="T1">6- Chronogramme des activités :</text:span><text:line-break/>Découper votre travail en activités et répartissez ces activités dans le temps. Il s'agit d'un tableau avec en colonnes les semaines (S1,S2,...) et en ligne les activités (A1, A2, ...). Spécifiant quand démarre quelle activité et quand prend fin quelle autre activité ? Une légende devant spécifier les valeurs de Si et Ai en bas du tableau.<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gamal </meta:initial-creator>
    <meta:creation-date>2016-02-23T12:09:55</meta:creation-date>
    <meta:document-statistic meta:table-count="0" meta:image-count="0" meta:object-count="0" meta:page-count="1" meta:paragraph-count="1" meta:word-count="309" meta:character-count="1945"/>
    <dc:date>2016-02-23T12:10:22</dc:date>
    <dc:creator>elgamal </dc:creator>
    <meta:editing-duration>PT27S</meta:editing-duration>
    <meta:editing-cycles>1</meta:editing-cycles>
    <meta:generator>LibreOffice/3.3$Linux LibreOffice_project/330m19$Build-202</meta:generator>
  </office:meta>
</office:document-meta>
</file>